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0"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1"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2"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6"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7" style:family="paragraph" style:parent-style-name="Text_20_body">
      <style:paragraph-properties fo:background-color="#3399ff">
        <style:background-image/>
      </style:paragraph-properties>
      <style:text-properties fo:language="en" fo:country="US"/>
    </style:style>
    <style:style style:name="P38" style:family="paragraph" style:parent-style-name="Text_20_body">
      <style:paragraph-properties fo:background-color="#66ccff">
        <style:background-image/>
      </style:paragraph-properties>
      <style:text-properties fo:color="#6666ff"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0">3. Норф <text:line-break/><text:span text:style-name="T6">Dire Straits - What It Is https://www.youtube.com/watch?v=BvAUQsbKnLI</text:span></text:p>
      <text:p text:style-name="P37">4. З<text:span text:style-name="T3">аклинание Последнего Шанса. <text:line-break/>Farmer — Je T“Aime Melancholie - https://www.youtube.com/watch?v=i1xudU08wQ8</text:span></text:p>
      <text:p text:style-name="P36">5. <text:span text:style-name="T14">Нерадивый ученик, <text:s/><text:line-break/>Farmer – Psychiatric https://www.youtube.com/watch?v=wMZMKXKEQcg</text:span></text:p>
      <text:p text:style-name="P37"><text:span text:style-name="T8">6. </text:span><text:span text:style-name="T18">Нерадивый ученик-2</text:span><text:span text:style-name="T8"> — <text:line-break/>Mylene Farmer – Dessine-Moi Un Mouton https://www.youtube.com/watch?v=n7BImFx2N3g</text:span></text:p>
      <text:p text:style-name="P35"><text:span text:style-name="T53">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5">9. Кошмар пегасов - <text:line-break/><text:span text:style-name="T1">Mylene Farmer – Optimistique-Moi</text:span></text:p>
      <text:p text:style-name="P35"><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29"><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2"><text:span text:style-name="T53">14</text:span>. Конец времён<text:line-break/>Roxette — How Do You Do <text:s/>https://www.youtube.com/watch?v=nx2iLOvP0rM</text:p>
      <text:p text:style-name="P31">15. День сурка <text:s/><text:line-break/><text:span text:style-name="T34">Mylene Farmer — L`Ame-Stram-Gram </text:span><text:span text:style-name="T34">https://www.youtube.com/watch?v=vUVjLgLTamE</text:span></text:p>
      <text:p text:style-name="P31">16. Мэйнхэттен<text:line-break/><text:span text:style-name="T36">Roxette – Crush On You </text:span><text:span text:style-name="T36">https://www.youtube.com/watch?v=r9WWJE_rFNI</text:span></text:p>
      <text:p text:style-name="P31"><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1">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1"><text:a xlink:type="simple" xlink:href="https://www.youtube.com/watch?v=8OWnr-LD2sU" text:style-name="Internet_20_link" text:visited-style-name="Visited_20_Internet_20_Link"><text:span text:style-name="T38">https://www.youtube.com/watch?v=8OWnr-LD2sU</text:span></text:a></text:p>
      <text:p text:style-name="P31"><text:a xlink:type="simple" xlink:href="https://www.youtube.com/watch?v=CmELf8DJAVY" text:style-name="Internet_20_link" text:visited-style-name="Visited_20_Internet_20_Link"><text:span text:style-name="T38">https://www.youtube.com/watch?v=CmELf8DJAVY</text:span></text:a></text:p>
      <text:p text:style-name="P33">https://www.youtube.com/watch?v=zlSFmotba2I</text:p>
      <text:p text:style-name="P31">19. Понивилль. Фейс-контроль<text:line-break/><text:span text:style-name="T39">Mothley Crue – Kickstart my heart</text:span></text:p>
      <text:p text:style-name="P31"><text:span text:style-name="T53">20</text:span>. Великое Откровение<text:line-break/><text:span text:style-name="T23">Seal – Crazy</text:span></text:p>
      <text:p text:style-name="P31">21. Мир-дружба-жвачка<text:line-break/><text:span text:style-name="T34">Seal-Killer</text:span></text:p>
      <text:p text:style-name="P31">22. Лучший Гранд Галопин Гала в истории<text:span text:style-name="T12"><text:line-break/></text:span><text:span text:style-name="T48">Ace Enders – million different people</text:span></text:p>
      <text:p text:style-name="P34">23. Летающий замок<text:line-break/><text:span text:style-name="T27">Solarsoul &amp; Lukas Termena — Memories From The Sky</text:span></text:p>
      <text:p text:style-name="P38">Mike oldfield - Nightshade</text:p>
      <text:p text:style-name="P34"><text:span text:style-name="T53">24</text:span>. Навсегда. И всегда. <text:span text:style-name="T1">-<text:line-break/>Erasure – Always</text:span></text:p>
      <text:p text:style-name="P27"><text:span text:style-name="T50">25</text:span><text:span text:style-name="T49">. Осколки.<text:line-break/></text:span><text:bookmark text:name="eow-title3"/><text:span text:style-name="T39">Electric Light Orchestra - Sorrow About To Fall</text:span><text:span text:style-name="T41"> https://www.youtube.com/watch?v=71SbKaGb0qM</text:span></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line-break/><text:tab/><text:tab/><text:span text:style-name="T27">Michael Jackson — Get out of my mind</text:span></text:p>
      <text:p text:style-name="P31">27. Терра.<text:line-break/><text:tab/><text:tab/>Вторник- Michael Jackson — Leave Me Alone</text:p>
      <text:p text:style-name="P31"><text:tab/><text:tab/>Среда - Michael Jackson — <text:s/>This Time Around</text:p>
      <text:p text:style-name="P31">28. Терра</text:p>
      <text:p text:style-name="P31"><text:tab/><text:tab/>Четверг- Mike Oldfield – Tubular Bells II – Altered State</text:p>
      <text:p text:style-name="P31">29. Отбытие<text:line-break/><text:soft-pag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1">https://www.youtube.com/watch?v=GMuuLEF0a84&amp;t=160s</text:p>
      <text:p text:style-name="P27"><text:span text:style-name="T32">31</text:span><text:span text:style-name="T31">. Эпилог. </text:span><text:span text:style-name="T31">Земля.</text:span><text:span text:style-name="T31"><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Synthis — Empty Skies</text:p>
      <text:p text:style-name="P13">Blusoul — Eat Dust</text:p>
      <text:p text:style-name="P18">d.notive — Talking Flight</text:p>
      <text:p text:style-name="P13">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text:soft-page-break/>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7154714875502140070" text:style-name="L1">
        <text:list-item>
          <text:p text:style-name="P39">Книги:</text:p>
        </text:list-item>
      </text:list>
      <text:list xml:id="list804202829592509943"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3">«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oft-page-break/>«<text:span text:style-name="T2">Тайны Тайных Наук</text:span>» - обмен</text:p>
        </text:list-item>
        <text:list-item>
          <text:p text:style-name="P43">«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8431091920388965577"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text:soft-page-break/>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12-25T16:59:48.63</dc:date>
    <meta:editing-duration>P16DT18M1S</meta:editing-duration>
    <meta:editing-cycles>605</meta:editing-cycles>
    <meta:generator>OpenOffice/4.1.1$Win32 OpenOffice.org_project/411m6$Build-9775</meta:generator>
    <dc:creator>макс </dc:creator>
    <meta:document-statistic meta:table-count="0" meta:image-count="0" meta:object-count="0" meta:page-count="6" meta:paragraph-count="142" meta:word-count="1643" meta:character-count="11308"/>
  </office:meta>
</office:document-meta>
</file>